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0F4000010BF37E36D9B.svm"/>
  <manifest:file-entry manifest:media-type="" manifest:full-path="Pictures/2000000700001EB30000138A4D125BD3.svm"/>
  <manifest:file-entry manifest:media-type="" manifest:full-path="Pictures/2000000700001C8800000CD2E855DFD3.svm"/>
  <manifest:file-entry manifest:media-type="" manifest:full-path="Pictures/20000007000046B300001F8731EE53E5.svm"/>
  <manifest:file-entry manifest:media-type="" manifest:full-path="Pictures/200000070000263F000006B919E9CD1C.svm"/>
  <manifest:file-entry manifest:media-type="" manifest:full-path="Pictures/200000070000196E00000561929D427C.svm"/>
  <manifest:file-entry manifest:media-type="" manifest:full-path="Pictures/2000000700003094000005B06D79312C.svm"/>
  <manifest:file-entry manifest:media-type="" manifest:full-path="Pictures/20000007000032C0000015665691B940.svm"/>
  <manifest:file-entry manifest:media-type="" manifest:full-path="Pictures/20000007000035F400000F32EC005E9F.svm"/>
  <manifest:file-entry manifest:media-type="" manifest:full-path="Pictures/20000007000034B7000012173545679D.svm"/>
  <manifest:file-entry manifest:media-type="" manifest:full-path="Pictures/20000007000069F100002AE52B907138.svm"/>
  <manifest:file-entry manifest:media-type="" manifest:full-path="Pictures/200000070000268E00000FEC56DED33F.svm"/>
  <manifest:file-entry manifest:media-type="" manifest:full-path="Pictures/2000000700001DFA00000C9D3F66900A.svm"/>
  <manifest:file-entry manifest:media-type="" manifest:full-path="Pictures/20000007000039AD000027CB83E4AC31.svm"/>
  <manifest:file-entry manifest:media-type="" manifest:full-path="Pictures/20000007000046E70000247D8F535AAE.svm"/>
  <manifest:file-entry manifest:media-type="" manifest:full-path="Pictures/20000007000017AC000003EE7011C42B.svm"/>
  <manifest:file-entry manifest:media-type="" manifest:full-path="Pictures/20000007000040650000103BF74ABFD2.svm"/>
  <manifest:file-entry manifest:media-type="" manifest:full-path="Pictures/20000007000022A1000010BFB3FB9F25.svm"/>
  <manifest:file-entry manifest:media-type="" manifest:full-path="Pictures/200000070000506A00001D766A37AA09.svm"/>
  <manifest:file-entry manifest:media-type="" manifest:full-path="Pictures/2000000700001C1E000008CA103AF92F.svm"/>
  <manifest:file-entry manifest:media-type="" manifest:full-path="Pictures/20000007000041A20000352115AE015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atha" svg:font-family="Lath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font-name="Latha" fo:font-size="9pt" style:font-size-asian="9pt" style:font-name-complex="Latha" style:font-size-complex="9pt"/>
    </style:style>
    <style:style style:name="P3" style:family="paragraph" style:parent-style-name="Standard">
      <style:paragraph-properties fo:text-align="center" style:justify-single-word="false"/>
      <style:text-properties style:font-name="Latha" fo:font-size="9pt" style:font-size-asian="9pt" style:font-name-complex="Latha" style:font-size-complex="9pt"/>
    </style:style>
    <style:style style:name="P4" style:family="paragraph" style:parent-style-name="Standard">
      <style:text-properties style:font-name="Latha" fo:font-size="9pt" style:font-size-asian="9pt" style:font-name-complex="Latha" style:font-size-complex="9pt"/>
    </style:style>
    <style:style style:name="P5" style:family="paragraph" style:parent-style-name="Standard">
      <style:paragraph-properties fo:text-align="center" style:justify-single-word="false"/>
    </style:style>
    <style:style style:name="P6" style:family="paragraph" style:parent-style-name="Standard">
      <style:text-properties style:font-name="Times New Roman" fo:font-size="14pt" fo:font-weight="normal" style:font-size-asian="14pt" style:font-weight-asian="normal" style:font-name-complex="Latha" style:font-size-complex="14pt" style:font-weight-complex="normal"/>
    </style:style>
    <style:style style:name="T1" style:family="text">
      <style:text-properties style:font-name="Latha" fo:font-size="9pt" style:font-size-asian="9pt" style:font-name-complex="Latha" style:font-size-complex="9pt"/>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imple Linear Regression </text:p>
      <text:p text:style-name="P2"/>
      <text:p text:style-name="P2">(1,1) , (2,2) , (3,3) <text:s/>எனும் புள்ளி விவரங்களுக்கு ஒரு கணிப்பான் h(x) மூலம் (1,?) , (2,?) , (3,?) என கணிப்பதை நாம் இங்கு உதாரணமாக எடுத்துக் கொள்வோம். இந்தக் கணிப்பினை நடத்துவதற்கான சமன்பாடு பின்வருமாறு அமையும். </text:p>
      <text:p text:style-name="P2"/>
      <text:p text:style-name="P2"><draw:frame draw:style-name="fr1" draw:name="graphics14" text:anchor-type="paragraph" svg:width="1.7701in" svg:height="0.3173in" draw:z-index="3"><draw:image xlink:href="Pictures/200000070000196E00000561929D427C.svm" xlink:type="simple" xlink:show="embed" xlink:actuate="onLoad"/></draw:frame></text:p>
      <text:p text:style-name="P2">அதாவது இந்தக் கணிப்பானது தீட்டா-0 மற்றும் தீட்டா-1 எனும் இரண்டு முக்கிய parameters-ஐப் பொறுத்தே அமைகிறது. எனவே வெவ்வேறு மதிப்புள்ள parameters-க்கு வெவ்வேறு வகையில் கணிப்புகள் நிகழ்த்தப்படுவதை பின்வரும் உதாரணத்தில் காணலாம். </text:p>
      <text:p text:style-name="P2"/>
      <text:p text:style-name="P3">Program</text:p>
      <text:p text:style-name="P2"/>
      <text:p text:style-name="P2"/>
      <text:p text:style-name="P2">முதலில் (1,1) , (2,2) , (3,3) -க்கான வரைபடம் வரையப்படுகிறது. பின்னர் <text:s/>தீட்டா-0 =1.5, தீட்டா-1 =0 எனும் போது பின்வரும் சமன்பாட்டில் பொருத்தி (1, 1.5) , (2, 1.5) , (3, 1.5) எனும் மதிப்புகளையும், </text:p>
      <text:p text:style-name="P2">h(1) = 1.5 + 0(1) = 1.5 <text:s text:c="9"/></text:p>
      <text:p text:style-name="P2">h(2) = 1.5 + 0(2) = 1.5 <text:s text:c="3"/></text:p>
      <text:p text:style-name="P2">h(3) = 1.5 + 0(3) = 1.5 <text:s/></text:p>
      <text:p text:style-name="P2"/>
      <text:p text:style-name="P2">அவ்வாறே <text:s/>தீட்டா-0 =0, தீட்டா-1 =1.5 எனும் போது (1, 1.5) , (2, 3) , (3, 4.5) எனும் மதிப்புகளையும், கடைசியாக தீட்டா-0 =1, தீட்டா-1 =0.5 எனும் போது (1, 1.5) , (2, 2) , (3, 2.5) எனும் மதிப்புகளையும் அளிப்பதைக் காணலாம். </text:p>
      <text:p text:style-name="P2">h(1) = 0 + 1.5(1) = 1.5 <text:s text:c="3"/>h(1) = 1 + 0.5(1) = 1.5 <text:s text:c="6"/></text:p>
      <text:p text:style-name="P2">h(2) = 0 + 1.5(2) = 3 <text:s text:c="4"/>h(2) = 1 + 0.5(2) = 2</text:p>
      <text:p text:style-name="P2">h(3) = 0 + 1.5(3) = 4.5 <text:s text:c="3"/>h(3) = 1 + 0.5(3) = 2.5 </text:p>
      <text:p text:style-name="P2"/>
      <text:p text:style-name="P2">இவ்வாறு கண்டுபிடிக்கப்பட்ட மதிப்புகளுக்கு வரைபடங்கள் வரையப்படுகின்றன. இவை பின்வருமாறு அமையும். </text:p>
      <text:p text:style-name="P2"><draw:frame draw:style-name="fr2" draw:name="graphics5" text:anchor-type="paragraph" svg:width="5.611in" svg:height="3.7409in" draw:z-index="4"><draw:image xlink:href="Pictures/20000007000041A20000352115AE0155.svm" xlink:type="simple" xlink:show="embed" xlink:actuate="onLoad"/></draw:frame><text:soft-page-break/></text:p>
      <text:p text:style-name="P2"/>
      <text:p text:style-name="P2">மேற்கண்ட 3 கணிப்புகளில் எதன் கணிப்பு உண்மையான மதிப்புகளுக்கு அருகில் உள்ளதோ அதனுடைய தீட்டா மதிப்புகளையே நாம் இறுதியாக கணிப்பிற்கு எடுத்துக்கொள்ளலாம். இங்கு (1,1) , (2,2) , (3,3) எனும் மதிப்புகளுக்கு (1, 1.5) , (2, 2) , (3, 2.5) எனும் மதிப்புகள் சற்று அருகில் வந்துள்ளது. எனவே தீட்டா-0 =1, தீட்டா-1 =0.5 எனும் மதிப்புகளைக் கொண்ட கணிப்பானையே நாம் தேர்வு செய்து கொள்வோம். </text:p>
      <text:p text:style-name="P2"/>
      <text:p text:style-name="P2">இங்கு வெறும் 3 தரவுகள் மட்டும் இருப்பதால், எதை வைத்துக் கணித்தால் கணிப்பிற்கும் <text:s/>உண்மையான மதிப்பிற்குமான வேறுபாடு சற்று குறைவாக இருக்கும் என நம்மால் சுலபமாகக் கூற முடியும். ஆனால் நிஜத்தில் ஆயிரக்கணக்கில் தரவுகள் இருக்கும்போது, இந்த வேறுபாட்டினைக் <text:s/>கண்டறிந்து கூற உதவும் சூத்திரமே cost function ஆகும். </text:p>
      <text:p text:style-name="P2"/>
      <text:p text:style-name="P2">Cost Function: இதற்கான சமன்பாடு பின்வருமாறு. </text:p>
      <text:p text:style-name="P2"/>
      <text:p text:style-name="P2"><draw:frame draw:style-name="fr1" draw:name="graphics3" text:anchor-type="paragraph" svg:width="3.8547in" svg:height="0.678in" draw:z-index="5"><draw:image xlink:href="Pictures/200000070000263F000006B919E9CD1C.svm" xlink:type="simple" xlink:show="embed" xlink:actuate="onLoad"/></draw:frame><text:tab/>J = cost function</text:p>
      <text:p text:style-name="P2"><text:tab/>m = மொத்த தரவுகளின் எண்ணிக்கை </text:p>
      <text:p text:style-name="P2"><text:tab/>i = மொத்தத் தரவுகளில் ஒவ்வொன்றாகச் செல்ல உதவும். . </text:p>
      <text:p text:style-name="P2"><text:tab/>h(x) = கணிக்கப்படுகின்ற மதிப்பு</text:p>
      <text:p text:style-name="P2"><text:tab/>y = எதிர்பார்க்கின்ற உண்மையான மதிப்பு </text:p>
      <text:p text:style-name="P2"/>
      <text:p text:style-name="P2"><text:s text:c="2"/></text:p>
      <text:p text:style-name="P2"/>
      <text:p text:style-name="P2">மேற்கண்ட அதே புள்ளி விவரங்களை பின்வரும் சமன்பாட்டில் பொருத்தி, நாம் தேர்ந்தெடுத்துதுள்ள <text:soft-page-break/>கணிப்பான் சிறிய அளவு cost வேறுபாட்டினை வெளிப்படுத்துகிறதா எனக் காணவும். </text:p>
      <text:p text:style-name="P2"/>
      <text:p text:style-name="P2">(1, 1.5) , (2, 1.5) , (3, 1.5) vs (1, 1) , (2, 2) , (3, 3) (தீட்டா-0 =1.5, தீட்டா-1 =0)</text:p>
      <text:p text:style-name="P2"><text:tab/>J = 1/2*3 [(1.5-1)**2 + (1.5-2)**2 + (1.5-3)**2] = 1/6 [0.25 + 0.25 + 2.25] = 2.75</text:p>
      <text:p text:style-name="P2"/>
      <text:p text:style-name="P2">(1, 1.5) , (2, 3) , (3, 4.5) vs (1, 1) , (2, 2) , (3, 3) (தீட்டா-0 =0, தீட்டா-1 =1.5)</text:p>
      <text:p text:style-name="P2"><text:tab/>J = 1/2*3 [(1.5-1)**2 + (3-2)**2 + (4.5-3)**2] = 1/6 [0.25 + 1 + 2.25] = 3.50</text:p>
      <text:p text:style-name="P2"/>
      <text:p text:style-name="P2">(1, 1.5) , (2, 2) , (3, 2.5) vs (1, 1) , (2, 2) , (3, 3) (தீட்டா-0 =1, தீட்டா-1 =0.5)</text:p>
      <text:p text:style-name="P2"><text:tab/>J = 1/2*3 [(1.5-1)**2 + (2-2)**2 + (2.5-3)**2] = 1/6 [0.25 + 0 + 0.25] = 0.50</text:p>
      <text:p text:style-name="P2"/>
      <text:p text:style-name="P2">இதில் தனித்தனி வேறுபாடுகளைக் கூட்டி அதன் சராசரியைக் கண்டுபிடிப்பதன் மூலம் ஒவ்வொரு கணிப்பான் நடத்தும் கணிப்பும் எந்த அளவு வேறுபாடில் அமையும் என்பதைக் கூற முடியும்.இத்தகைய வேறுபாடுகளின் மடங்குகள் கண்டுபிடிக்கப்பட்டு அவை 2-ஆல் வகுக்கப்படுவதற்கான காரணம் என்னவெனில், சராசரியைக் கண்டுபிடிக்கும்போது ஏதாவது ஒரு எதிர்மறை எண் இருந்தால்கூட அது கூட்டப்படுவதற்கு பதிலாக கழிக்கப்பட்டு விடும். எனவேதான் சூத்திரம் இதுபோன்று அமைக்கப்பட்டுள்ளது. இதுவே sum of squares error என்று அழைக்கப்படும். </text:p>
      <text:p text:style-name="P2"/>
      <text:p text:style-name="P2">இங்கு நாம் ஏற்கனவே கண்டுபிடித்த தீட்டா-0 =1, தீட்டா-1 =0.5 மதிப்புகள் கொண்ட கணிப்பானே குறைந்த அளவு cost-ஐ வெளிப்படுத்துவதைக் காணலாம்(0.50). எனவே தரவுகளின் எண்ணிக்கை பெருகினாலும், இந்த சூத்திரத்தின் மூலம் வேறுபாட்டினை நாம் சுலபமாகக் கணக்கிடாலாம். <text:s/></text:p>
      <text:p text:style-name="P2"/>
      <text:p text:style-name="P2">இந்த 0.50 எனும் வேறுபாடு சற்று அதிகம் எனக் கருதினால், இதனை நாம் இன்னும் குறைக்க பல்வேறு தீட்டாக்களுக்கு இச்சோதனையை திரும்பத் திரும்ப செய்து அதில் குறைவான வேறுபாடு ஏற்படுத்தும் தீட்டாக்களை கண்டுபிடிக்க உதவுவதே Gradient descent ஆகும். அதற்கு முதலில் பல்வேறு தீட்டாக்களின் மதிப்பையும், அவற்றுக்கான cost-ஐயும் ஒரு வரைபடமாக வரைந்து பார்ப்போம். இதுவே contour plots ஆகும். </text:p>
      <text:p text:style-name="P2"/>
      <text:p text:style-name="P2">Contour plots: தீட்டா-0 , தீட்டா-1 மற்றும் இவ்விரண்டின் அடிப்படையில் கண்டறியப்பட்ட cost மதிப்பு இம்மூன்றையும் மூப்பரிமாண வரைபடமாக வரைந்து காட்ட உதவுவதே contour வரைபடம் ஆகும். இது கிண்ண வடிவிலோ அல்லது நீள்வட்ட வடிவிலோ பின்வருமாறு இருக்கும். </text:p>
      <text:p text:style-name="P2"/>
      <text:p text:style-name="P2"><draw:frame draw:style-name="fr3" draw:name="graphics1" text:anchor-type="paragraph" svg:width="6.261in" svg:height="2.9661in" draw:z-index="10"><draw:image xlink:href="Pictures/20000007000046B300001F8731EE53E5.svm" xlink:type="simple" xlink:show="embed" xlink:actuate="onLoad"/></draw:frame><text:soft-page-break/></text:p>
      <text:p text:style-name="P2"><text:s text:c="12"/></text:p>
      <text:p text:style-name="P2">இதில் பல்வேறு தீட்டா மதிப்புகளுக்கான cost பல்வேறு நீள் வட்டங்களாக வெளிப்படுகின்றன. அதேபோன்று <text:s/>கிண்ணத்தின் மேல் பாகத்திலிருந்து அடிப்பாகம் வரை பல்வேறு இடங்களில்J அமைகின்றன. எனவே வட்டத்தின் மையத்தைக் கண்டறிவதன் மூலமோ அல்லது கிண்ணத்தின் அடிப்பாகத்தை அடைவதன் மூலமோ குறைந்த அளவு வேறுபாட்டினை வெளிப்படுத்தக் கூடிய தீட்டாக்களை நாம் கண்டறிய முடியும். இந்த வேலையையே Gradient descent செய்கிறது. </text:p>
      <text:p text:style-name="P2"/>
      <text:p text:style-name="Standard"><text:span text:style-name="T1">கீழ்க்கண்ட நிரலில் -2 லிருந்து 2 வரை தீட்டாக்களுக்கு 100 முறை <text:s/>மதிப்புகள் மாற்றி மாற்றி அளிக்கப்பட்டு cost கண்டறியப்படுகிறது. இங்கு numpy மூலம் தீட்டாக்களுக்கு மதிப்புகள் வழங்கப்படுகின்றன. இவை uniform distribution முறையில் அமையும். </text:span></text:p>
      <text:p text:style-name="Standard"><text:span text:style-name="T1"/></text:p>
      <text:p text:style-name="P5"><text:span text:style-name="T1">Program</text:span></text:p>
      <text:p text:style-name="Standard"><text:span text:style-name="T1"/></text:p>
      <text:p text:style-name="Standard"><text:span text:style-name="T1">நமது தரவுகளுக்கான வரைபடம் பின்வருமாறு. </text:span></text:p>
      <text:p text:style-name="P2"><draw:frame draw:style-name="fr2" draw:name="graphics6" text:anchor-type="paragraph" svg:width="3.8445in" svg:height="2.652in" draw:z-index="6"><draw:image xlink:href="Pictures/20000007000039AD000027CB83E4AC31.svm" xlink:type="simple" xlink:show="embed" xlink:actuate="onLoad"/></draw:frame><text:line-break/>Gradient descent: முதலில் தீட்டாக்களுக்கு ஒரு குறிப்பிட்ட மதிப்பினைக் கொடுத்து அதற்கான cost-ஐக் கண்டறிகிறது. பின்னர் அம்மதிப்பிலிருந்து, ஒரு குறிப்பிட்ட அளவு விகிதத்தில் தீட்டாக்களின் <text:soft-page-break/>மதிப்புகள் குறைக்கப்பட்டு அதற்கான cost கண்டறியப்படுகிறது. இவ்வாறாக ஒவ்வொரு சுழற்சியிலும் சிறிது சிறிதாகக் குறைத்துக் கொண்டே வந்து குறைந்த அளவு cost கண்டுபிடிக்கப்படுகிறது. . இதற்கான சமன்பாடு பின்வருமாறு.</text:p>
      <text:p text:style-name="P2"/>
      <text:p text:style-name="P2"><draw:frame draw:style-name="fr3" draw:name="graphics16" text:anchor-type="paragraph" svg:width="2.8339in" svg:height="0.8862in" draw:z-index="12"><draw:image xlink:href="Pictures/2000000700001C1E000008CA103AF92F.svm" xlink:type="simple" xlink:show="embed" xlink:actuate="onLoad"/></draw:frame></text:p>
      <text:p text:style-name="P2"/>
      <text:p text:style-name="P2"><text:line-break/>இங்கு ஒவ்வொரு சுழற்சியின் முடிவிலும் தீட்டா-0 , தீட்டா-1 ஆகியவற்றின் மதிப்புகள் ஒரே நேரத்தில் குறைக்கப்பட வேண்டும். இதுவே simultaneous update எனப்படுகிறது. கிண்ணமாக இருப்பின், கிண்ணத்தின் அடிப்பகுதியைக் கண்டறிவதும், வட்டமாக இருப்பின் அவ்வட்டத்தின் மையத்தைக் கண்டறியும் வேலையையுமே இந்த gradient descent செய்கிறது. இதுவே global optimum-ஐ அடையும் வழி ஆகும். இதற்கு மாறாக local optimum என்பது cost-ன் மதிப்புகளில் தொடர்ச்சியாக ஏற்ற இறக்கங்கள் இருப்பின், ஒவ்வொரு இறக்கமும் local optimum எனப்படும். இந்த local optimum-ஐக் கண்டறிவது ஒரு சிறந்த கணிப்பணைத் தேர்வு செய்ய உதவாது. </text:p>
      <text:p text:style-name="P2"/>
      <text:p text:style-name="P2">Alpha என்பது தீட்டாக்களின் மதிப்புகள் எந்த அளவு விகிதத்தில் குறைக்கப்பட வேண்டும் என்பதைக் குறிக்கும். </text:p>
      <text:p text:style-name="P2"/>
      <text:p text:style-name="P2"><draw:frame draw:style-name="fr3" draw:name="graphics15" text:anchor-type="paragraph" svg:width="6.498in" svg:height="2.4256in" draw:z-index="11"><draw:image xlink:href="Pictures/200000070000506A00001D766A37AA09.svm" xlink:type="simple" xlink:show="embed" xlink:actuate="onLoad"/></draw:frame></text:p>
      <text:p text:style-name="P2"/>
      <text:p text:style-name="P2"/>
      <text:p text:style-name="P2">ஒருவேளை தற்போதைய J-ன் மதிப்பு மேற்கண்ட மூன்று படங்களிலும் நான் புள்ளி வைத்துள்ள இடத்தில் இருக்கிறது என வைத்துக்கொள்வோம். இப்போது alpha-ன் மதிப்பு மிகச்சிறிதாக இருந்தால், புள்ளி வைத்துள்ள இடத்திலிருந்து ஒவ்வொரு சுழற்சிக்கும் சிறிது சிறிதாகக் குறைக்கப்பட்டு global optimum-ஐ அடைவதற்கு மிகுந்த நேரமும், அதிக அளவு சுழற்சிகளும் தேவைப்படும். </text:p>
      <text:p text:style-name="P2"/>
      <text:p text:style-name="P2"/>
      <text:p text:style-name="P2">அதுவே மிகவும் அதிகமாக இருந்தால், நாம் தேர்ந்தெடுததுள்ள ன் மதிப்பு கிண்ணத்தின் அடிக்கு மிக அருகாமையில் இருந்தால் கூட, அதிக அளவில் தீதக்களின் மதிப்பு குறைக்கப்படுவதால் <text:soft-page-break/>மையாத்தை சென்றடாவதற்கு பதிலாக வேறு எங்கெங்கோ செல்லும், அவ்வாறே அடுத்தடுத்த சுழற்சிகளில் எங்கெங்கோ சென்று மையத்ினைச் சென்றடையத் தவரும். எனவே நாம் தேர்ந்தெடுக்கும் ன் மதிப்பு மிகவும் சிறியதாகவும் இல்லாமல், மிகவும் பெரியதாகவும் இல்லாமல் சரியான அளவில் அமையா வேண்டும். பொதுவாக என்று அமையும். </text:p>
      <text:p text:style-name="P2"/>
      <text:p text:style-name="P2"><draw:frame draw:style-name="fr3" draw:name="graphics18" text:anchor-type="paragraph" svg:width="5.3134in" svg:height="1.8228in" draw:z-index="13"><draw:image xlink:href="Pictures/20000007000034B7000012173545679D.svm" xlink:type="simple" xlink:show="embed" xlink:actuate="onLoad"/></draw:frame></text:p>
      <text:p text:style-name="P2"/>
      <text:p text:style-name="P2"><text:line-break/></text:p>
      <text:p text:style-name="P2">இதில் நாம் குறிப்பிடுகின்ற சுழற்சிகளின் எண்ணிக்கை முடியும்போதோ அல்லது அடுத்தடுத்த சுழற்சிகளில் ஒரே மதிப்புகள் வெளிப்படும்போதோ, நாம் குறைந்த அளவு வேறுபாட்டினை வெளிப்படுத்துகின்ற தீதக்களின் மதிப்பினைக் கண்டறிந்து விட்டோம் என்று அர்த்தம்.</text:p>
      <text:p text:style-name="P2"><text:line-break/>என்பது எனப்படுகிறது. க்கான என்பது எப்போதும் கின்னவதிவ அமைப்பையே வெளிப்படுத்தும். இதுவே எனப்படுகிறது. ஒரே ஒரு காரணியை மட்டும் வைத்துக்கொண்டு கணிப்பது எனில், ஒன்றுக்கும் மேற்பட்ட காரணிகளை வைத்துக்கொண்டு கணிப்பது ஆகும். அதாவது ஒரு வீட்டின் ஐ மட்டும் வைத்துக்கொண்டு, அவ்வீதின் விலையைக் கணிப்பது எனில், ஒரு வீட்டின் அவ்வீதிலுள்ள அறைகளின் எண்ணிக்கை, அந்த வீடு எத்தனை வருடம் பழையது போன்ற பால்வீரு காரணிகளை வைத்துக்கொண்டு கணிப்பது ஆகும். எனவே இதன் ல் பல்வேறு எங்கள் அணிவகுத்து இருப்பதால் ஆணைகளைப் பற்றி சில அடிப்படை விஷயங்களைக் காற்றுக் கொள்ள வேண்டும். ஒன்றுக்கும் மேற்பட்ட எங்கள் அணிவகுத்துச் செல்வது அணிகள் எனப்படும். எனவே அணிகளின் <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6"/>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aphics4" text:anchor-type="paragraph" svg:width="2.8756in" svg:height="1.2925in" draw:z-index="14"><draw:image xlink:href="Pictures/2000000700001C8800000CD2E855DFD3.svm" xlink:type="simple" xlink:show="embed" xlink:actuate="onLoad"/></draw:frame></text:p>
      <text:p text:style-name="Standard"/>
      <text:p text:style-name="Standard"/>
      <text:p text:style-name="Standard"/>
      <text:p text:style-name="Standard"><draw:frame draw:style-name="fr3" draw:name="graphics7" text:anchor-type="paragraph" svg:width="3.0937in" svg:height="1.9693in" draw:z-index="15"><draw:image xlink:href="Pictures/2000000700001EB30000138A4D125BD3.svm" xlink:type="simple" xlink:show="embed" xlink:actuate="onLoad"/></draw:frame></text:p>
      <text:p text:style-name="Standard"/>
      <text:p text:style-name="Standard"/>
      <text:p text:style-name="Standard"/>
      <text:p text:style-name="Standard"/>
      <text:p text:style-name="Standard"><draw:frame draw:style-name="fr3" draw:name="graphics8" text:anchor-type="paragraph" svg:width="3.4902in" svg:height="1.6874in" draw:z-index="16"><draw:image xlink:href="Pictures/20000007000022A1000010BFB3FB9F25.svm" xlink:type="simple" xlink:show="embed" xlink:actuate="onLoad"/></draw:frame></text:p>
      <text:p text:style-name="Standard"/>
      <text:p text:style-name="Standard"/>
      <text:p text:style-name="Standard"/>
      <text:p text:style-name="Standard"/>
      <text:p text:style-name="Standard"><text:soft-page-break/></text:p>
      <text:p text:style-name="Standard"><draw:frame draw:style-name="fr3" draw:name="graphics17" text:anchor-type="paragraph" svg:width="5.4374in" svg:height="1.5311in" draw:z-index="17"><draw:image xlink:href="Pictures/20000007000035F400000F32EC005E9F.svm" xlink:type="simple" xlink:show="embed" xlink:actuate="onLoad"/></draw:frame></text:p>
      <text:p text:style-name="Standard"/>
      <text:p text:style-name="Standard"/>
      <text:p text:style-name="Standard"/>
      <text:p text:style-name="Standard"><draw:frame draw:style-name="fr3" draw:name="graphics19" text:anchor-type="paragraph" svg:width="3.0217in" svg:height="1.2717in" draw:z-index="18"><draw:image xlink:href="Pictures/2000000700001DFA00000C9D3F66900A.svm" xlink:type="simple" xlink:show="embed" xlink:actuate="onLoad"/></draw:frame></text:p>
      <text:p text:style-name="Standard"/>
      <text:p text:style-name="Standard"/>
      <text:p text:style-name="P1"><draw:frame draw:style-name="fr3" draw:name="graphics20" text:anchor-type="paragraph" svg:width="3.8862in" svg:height="1.6047in" draw:z-index="19"><draw:image xlink:href="Pictures/200000070000268E00000FEC56DED33F.svm" xlink:type="simple" xlink:show="embed" xlink:actuate="onLoad"/></draw:frame></text:p>
      <text:p text:style-name="Standard"/>
      <text:p text:style-name="Standard"><draw:frame draw:style-name="fr3" draw:name="graphics21" text:anchor-type="paragraph" svg:width="1.7083in" svg:height="1.6874in" draw:z-index="20"><draw:image xlink:href="Pictures/20000007000010F4000010BF37E36D9B.svm" xlink:type="simple" xlink:show="embed" xlink:actuate="onLoad"/></draw:frame></text:p>
      <text:p text:style-name="Standard"/>
      <text:p text:style-name="Standard">Multiple Linear Regression:</text:p>
      <text:p text:style-name="Standard"/>
      <text:p text:style-name="Standard"><draw:frame draw:style-name="fr2" draw:name="graphics13" text:anchor-type="paragraph" svg:width="6.4902in" svg:height="1.6362in" draw:z-index="7"><draw:image xlink:href="Pictures/20000007000040650000103BF74ABFD2.svm"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10" text:anchor-type="paragraph" svg:width="3.8547in" svg:height="0.678in" draw:z-index="0"><draw:image xlink:href="Pictures/200000070000263F000006B919E9CD1C.svm" xlink:type="simple" xlink:show="embed" xlink:actuate="onLoad"/></draw:frame></text:p>
      <text:p text:style-name="Standard"/>
      <text:p text:style-name="Standard"/>
      <text:p text:style-name="Standard"/>
      <text:p text:style-name="Standard"/>
      <text:p text:style-name="Standard"><draw:frame draw:style-name="fr2" draw:name="graphics11" text:anchor-type="paragraph" svg:width="5.1154in" svg:height="2.1571in" draw:z-index="1"><draw:image xlink:href="Pictures/20000007000032C0000015665691B940.svm"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ext:p text:style-name="Standard">Normal Equation:</text:p>
      <text:p text:style-name="Standard"/>
      <text:p text:style-name="Standard"/>
      <text:p text:style-name="Standard"><draw:frame draw:style-name="fr1" draw:name="graphics12" text:anchor-type="paragraph" svg:width="2.3862in" svg:height="0.3957in" draw:z-index="8"><draw:image xlink:href="Pictures/20000007000017AC000003EE7011C42B.svm" xlink:type="simple" xlink:show="embed" xlink:actuate="onLoad"/></draw:frame></text:p>
      <text:p text:style-name="Standard"/>
      <text:p text:style-name="Standard"/>
      <text:p text:style-name="Standard"/>
      <text:p text:style-name="Standard"/>
      <text:p text:style-name="Standard">Feature Scaling :</text:p>
      <text:p text:style-name="Standard"/>
      <text:p text:style-name="Standard">Polynomial Regression</text:p>
      <text:p text:style-name="Standard"/>
      <text:p text:style-name="Standard"><draw:frame draw:style-name="fr1" draw:name="graphics9" text:anchor-type="paragraph" svg:width="4.8957in" svg:height="0.5728in" draw:z-index="9"><draw:image xlink:href="Pictures/2000000700003094000005B06D79312C.svm" xlink:type="simple" xlink:show="embed" xlink:actuate="onLoad"/></draw:frame></text:p>
      <text:p text:style-name="Standard"/>
      <text:p text:style-name="Standard">Logistic Regression </text:p>
      <text:p text:style-name="Standard"/>
      <text:p text:style-name="Standard"/>
      <text:p text:style-name="Standard"><draw:frame draw:style-name="fr2" draw:name="graphics2" text:anchor-type="paragraph" svg:width="6.5362in" svg:height="2.8035in" draw:z-index="2"><draw:image xlink:href="Pictures/20000007000069F100002AE52B907138.svm" xlink:type="simple" xlink:show="embed" xlink:actuate="onLoad"/></draw:frame></text:p>
      <text:p text:style-name="Standard"/>
      <text:p text:style-name="Standard">Decision Boundary : </text:p>
      <text:p text:style-name="Standard"/>
      <text:p text:style-name="Standard"/>
      <text:p text:style-name="Standard"><draw:frame draw:style-name="fr4" draw:name="graphics22" text:anchor-type="paragraph" svg:width="6.1in" svg:height="3.302in" draw:z-index="21"><draw:image xlink:href="Pictures/20000007000046E70000247D8F535AAE.svm"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Algorithm – 4 : Logistic Regression (Binary classification)</text:p>
      <text:p text:style-name="Standard"/>
      <text:p text:style-name="Standard">Precision, Recall &amp; F1 Score</text:p>
      <text:p text:style-name="Standard"/>
      <text:p text:style-name="Standard">Algorithm – 5 : Clustering with K-means (Multi-class classification)</text:p>
      <text:p text:style-name="Standard"/>
      <text:p text:style-name="Standard">Algorithm – 6 : Forward propagation (Neural Networks)</text:p>
      <text:p text:style-name="Standard"/>
      <text:p text:style-name="Standard">Algorithm – 7 : Back propagation (Minimizing Cost in Neural Networks)</text:p>
      <text:p text:style-name="Standard"/>
      <text:p text:style-name="Standard">Advanced optimization for minimum cost function (other than gradient descent)</text:p>
      <text:p text:style-name="Standard"/>
      <text:p text:style-name="Standard">Feature scaling</text:p>
      <text:p text:style-name="Standard"/>
      <text:p text:style-name="Standard">Overfitting &amp; Regularization</text:p>
      <text:p text:style-name="Standard"/>
      <text:p text:style-name="Standard">Bias / Variance problem</text:p>
      <text:p text:style-name="Standard"><text:s text:c="2"/>Grammer grammer </text:p>
      <text:p text:style-name="Standard"/>
      <text:p text:style-name="Standard"/>
      <text:p text:style-name="Standard"/>
      <text:p text:style-name="Standard"/>
      <text:p text:style-name="P1"><text:s text:c="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atha" svg:font-family="Lath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thya Duraisamy</meta:initial-creator>
    <meta:creation-date>2019-01-29T11:52:02.43</meta:creation-date>
    <meta:generator>OpenOffice/4.1.5$Win32 OpenOffice.org_project/415m1$Build-9789</meta:generator>
    <dc:date>2019-02-05T17:14:23.09</dc:date>
    <meta:editing-duration>P1DT1H13M24S</meta:editing-duration>
    <meta:editing-cycles>179</meta:editing-cycles>
    <dc:creator>Nithya Duraisamy</dc:creator>
    <meta:document-statistic meta:table-count="0" meta:image-count="22" meta:object-count="0" meta:page-count="12" meta:paragraph-count="63" meta:word-count="1158" meta:character-count="8115"/>
  </office:meta>
</office:document-meta>
</file>